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3569897594665" calcext:value-type="float">
            <text:p>99,36</text:p>
          </table:table-cell>
          <table:table-cell table:style-name="ce3" table:formula="of:=([.F2]/12597)*100" office:value-type="float" office:value="0.64301024053346" calcext:value-type="float">
            <text:p>0,64</text:p>
          </table:table-cell>
          <table:table-cell office:value-type="float" office:value="4465" calcext:value-type="float">
            <text:p>4465</text:p>
          </table:table-cell>
          <table:table-cell table:style-name="ce4" table:formula="of:=[.E18]+[.H18]" office:value-type="float" office:value="12516" calcext:value-type="float">
            <text:p>12516</text:p>
          </table:table-cell>
          <table:table-cell table:formula="of:=12597-[.E2]" office:value-type="float" office:value="81" calcext:value-type="float">
            <text:p>81</text:p>
          </table:table-cell>
          <table:table-cell office:value-type="float" office:value="142.826654911" calcext:value-type="float">
            <text:p>142,826654911</text:p>
          </table:table-cell>
          <table:table-cell office:value-type="float" office:value="9.04032206535" calcext:value-type="float">
            <text:p>9,0403220654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3728665555291" calcext:value-type="float">
            <text:p>99,37</text:p>
          </table:table-cell>
          <table:table-cell table:style-name="ce3" table:formula="of:=([.F3]/12597)*100" office:value-type="float" office:value="0.627133444470906" calcext:value-type="float">
            <text:p>0,63</text:p>
          </table:table-cell>
          <table:table-cell office:value-type="float" office:value="3250" calcext:value-type="float">
            <text:p>3250</text:p>
          </table:table-cell>
          <table:table-cell table:style-name="ce4" table:formula="of:=[.E19]+[.H19]" office:value-type="float" office:value="12518" calcext:value-type="float">
            <text:p>12518</text:p>
          </table:table-cell>
          <table:table-cell table:formula="of:=12597-[.E3]" office:value-type="float" office:value="79" calcext:value-type="float">
            <text:p>79</text:p>
          </table:table-cell>
          <table:table-cell office:value-type="float" office:value="366.508697033" calcext:value-type="float">
            <text:p>366,508697033</text:p>
          </table:table-cell>
          <table:table-cell office:value-type="float" office:value="5.4226500988" calcext:value-type="float">
            <text:p>5,4226500988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6983408748115" calcext:value-type="float">
            <text:p>99,70</text:p>
          </table:table-cell>
          <table:table-cell table:style-name="ce3" table:formula="of:=([.F4]/12597)*100" office:value-type="float" office:value="0.301659125188537" calcext:value-type="float">
            <text:p>0,30</text:p>
          </table:table-cell>
          <table:table-cell office:value-type="float" office:value="7731" calcext:value-type="float">
            <text:p>7731</text:p>
          </table:table-cell>
          <table:table-cell table:style-name="ce4" table:formula="of:=[.E20]+[.H20]" office:value-type="float" office:value="12559" calcext:value-type="float">
            <text:p>12559</text:p>
          </table:table-cell>
          <table:table-cell table:formula="of:=12597-[.E4]" office:value-type="float" office:value="38" calcext:value-type="float">
            <text:p>38</text:p>
          </table:table-cell>
          <table:table-cell office:value-type="float" office:value="123.424973011" calcext:value-type="float">
            <text:p>123,424973011</text:p>
          </table:table-cell>
          <table:table-cell office:value-type="float" office:value="15.5630910397" calcext:value-type="float">
            <text:p>15,5630910397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8.8171786933397" calcext:value-type="float">
            <text:p>98,82</text:p>
          </table:table-cell>
          <table:table-cell table:style-name="ce3" table:formula="of:=([.F5]/12597)*100" office:value-type="float" office:value="1.18282130666032" calcext:value-type="float">
            <text:p>1,18</text:p>
          </table:table-cell>
          <table:table-cell office:value-type="float" office:value="6302" calcext:value-type="float">
            <text:p>6302</text:p>
          </table:table-cell>
          <table:table-cell table:style-name="ce4" table:formula="of:=[.E21]+[.H21]" office:value-type="float" office:value="12448" calcext:value-type="float">
            <text:p>12448</text:p>
          </table:table-cell>
          <table:table-cell table:formula="of:=12597-[.E5]" office:value-type="float" office:value="149" calcext:value-type="float">
            <text:p>149</text:p>
          </table:table-cell>
          <table:table-cell office:value-type="float" office:value="164.93616581" calcext:value-type="float">
            <text:p>164,93616581</text:p>
          </table:table-cell>
          <table:table-cell office:value-type="float" office:value="12.7301499844" calcext:value-type="float">
            <text:p>12,7301499844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6824640787489" calcext:value-type="float">
            <text:p>99,68</text:p>
          </table:table-cell>
          <table:table-cell table:style-name="ce3" table:formula="of:=([.F6]/12597)*100" office:value-type="float" office:value="0.317535921251092" calcext:value-type="float">
            <text:p>0,32</text:p>
          </table:table-cell>
          <table:table-cell office:value-type="float" office:value="7368" calcext:value-type="float">
            <text:p>7368</text:p>
          </table:table-cell>
          <table:table-cell table:style-name="ce4" table:formula="of:=[.E22]+[.H22]" office:value-type="float" office:value="12557" calcext:value-type="float">
            <text:p>12557</text:p>
          </table:table-cell>
          <table:table-cell table:formula="of:=12597-[.E6]" office:value-type="float" office:value="40" calcext:value-type="float">
            <text:p>40</text:p>
          </table:table-cell>
          <table:table-cell office:value-type="float" office:value="352.625835896" calcext:value-type="float">
            <text:p>352,625835896</text:p>
          </table:table-cell>
          <table:table-cell office:value-type="float" office:value="15.036952734" calcext:value-type="float">
            <text:p>15,036952734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6427720885925" calcext:value-type="float">
            <text:p>99,64</text:p>
          </table:table-cell>
          <table:table-cell table:style-name="ce3" table:formula="of:=([.F7]/12597)*100" office:value-type="float" office:value="0.357227911407478" calcext:value-type="float">
            <text:p>0,36</text:p>
          </table:table-cell>
          <table:table-cell office:value-type="float" office:value="7941" calcext:value-type="float">
            <text:p>7941</text:p>
          </table:table-cell>
          <table:table-cell table:style-name="ce4" table:formula="of:=[.E23]+[.H23]" office:value-type="float" office:value="12552" calcext:value-type="float">
            <text:p>12552</text:p>
          </table:table-cell>
          <table:table-cell table:formula="of:=12597-[.E7]" office:value-type="float" office:value="45" calcext:value-type="float">
            <text:p>45</text:p>
          </table:table-cell>
          <table:table-cell office:value-type="float" office:value="175.032141924" calcext:value-type="float">
            <text:p>175,032141924</text:p>
          </table:table-cell>
          <table:table-cell office:value-type="float" office:value="15.9949293137" calcext:value-type="float">
            <text:p>15,9949293137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3887433515916" calcext:value-type="float">
            <text:p>99,39</text:p>
          </table:table-cell>
          <table:table-cell table:style-name="ce3" table:formula="of:=([.F8]/12597)*100" office:value-type="float" office:value="0.611256648408351" calcext:value-type="float">
            <text:p>0,61</text:p>
          </table:table-cell>
          <table:table-cell office:value-type="float" office:value="3206" calcext:value-type="float">
            <text:p>3206</text:p>
          </table:table-cell>
          <table:table-cell table:style-name="ce4" table:formula="of:=[.E24]+[.H24]" office:value-type="float" office:value="12520" calcext:value-type="float">
            <text:p>12520</text:p>
          </table:table-cell>
          <table:table-cell table:formula="of:=12597-[.E8]" office:value-type="float" office:value="77" calcext:value-type="float">
            <text:p>77</text:p>
          </table:table-cell>
          <table:table-cell office:value-type="float" office:value="135.311389923" calcext:value-type="float">
            <text:p>135,311389923</text:p>
          </table:table-cell>
          <table:table-cell office:value-type="float" office:value="5.4953250885" calcext:value-type="float">
            <text:p>5,4953250885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4443121378106" calcext:value-type="float">
            <text:p>99,44</text:p>
          </table:table-cell>
          <table:table-cell table:style-name="ce3" table:formula="of:=([.F9]/12597)*100" office:value-type="float" office:value="0.55568786218941" calcext:value-type="float">
            <text:p>0,56</text:p>
          </table:table-cell>
          <table:table-cell office:value-type="float" office:value="3226" calcext:value-type="float">
            <text:p>3226</text:p>
          </table:table-cell>
          <table:table-cell table:style-name="ce4" table:formula="of:=[.E25]+[.H25]" office:value-type="float" office:value="12527" calcext:value-type="float">
            <text:p>12527</text:p>
          </table:table-cell>
          <table:table-cell table:formula="of:=12597-[.E9]" office:value-type="float" office:value="70" calcext:value-type="float">
            <text:p>70</text:p>
          </table:table-cell>
          <table:table-cell office:value-type="float" office:value="369.572775841" calcext:value-type="float">
            <text:p>369,572775841</text:p>
          </table:table-cell>
          <table:table-cell office:value-type="float" office:value="5.50239992142" calcext:value-type="float">
            <text:p>5,5023999214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6110184964674" calcext:value-type="float">
            <text:p>99,61</text:p>
          </table:table-cell>
          <table:table-cell table:style-name="ce3" table:formula="of:=([.F10]/12597)*100" office:value-type="float" office:value="0.388981503532587" calcext:value-type="float">
            <text:p>0,39</text:p>
          </table:table-cell>
          <table:table-cell office:value-type="float" office:value="6688" calcext:value-type="float">
            <text:p>6688</text:p>
          </table:table-cell>
          <table:table-cell table:style-name="ce4" table:formula="of:=[.E26]+[.H26]" office:value-type="float" office:value="12548" calcext:value-type="float">
            <text:p>12548</text:p>
          </table:table-cell>
          <table:table-cell table:formula="of:=12597-[.E10]" office:value-type="float" office:value="49" calcext:value-type="float">
            <text:p>49</text:p>
          </table:table-cell>
          <table:table-cell office:value-type="float" office:value="271.838328123" calcext:value-type="float">
            <text:p>271,838328123</text:p>
          </table:table-cell>
          <table:table-cell office:value-type="float" office:value="13.4746208191" calcext:value-type="float">
            <text:p>13,4746208191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7221560689053" calcext:value-type="float">
            <text:p>99,72</text:p>
          </table:table-cell>
          <table:table-cell table:style-name="ce3" table:formula="of:=([.F11]/12597)*100" office:value-type="float" office:value="0.277843931094705" calcext:value-type="float">
            <text:p>0,28</text:p>
          </table:table-cell>
          <table:table-cell office:value-type="float" office:value="12598" calcext:value-type="float">
            <text:p>12598</text:p>
          </table:table-cell>
          <table:table-cell table:style-name="ce4" table:formula="of:=[.E27]+[.H27]" office:value-type="float" office:value="12562" calcext:value-type="float">
            <text:p>12562</text:p>
          </table:table-cell>
          <table:table-cell table:formula="of:=12597-[.E11]" office:value-type="float" office:value="35" calcext:value-type="float">
            <text:p>35</text:p>
          </table:table-cell>
          <table:table-cell office:value-type="float" office:value="188.244385004" calcext:value-type="float">
            <text:p>188,244385004</text:p>
          </table:table-cell>
          <table:table-cell office:value-type="float" office:value="25.2435588837" calcext:value-type="float">
            <text:p>25,2435588837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4736842105263" calcext:value-type="float">
            <text:p>99,4736842105</text:p>
          </table:table-cell>
          <table:table-cell table:formula="of:=AVERAGE([.C2:.C11])" office:value-type="float" office:value="0.526315789473684" calcext:value-type="float">
            <text:p>0,5263157895</text:p>
          </table:table-cell>
          <table:table-cell table:formula="of:=SUM([.D2:.D11])/10" office:value-type="float" office:value="6277.5" calcext:value-type="float">
            <text:p>6277,5</text:p>
          </table:table-cell>
          <table:table-cell table:formula="of:=AVERAGE([.E2:.E11])" office:value-type="float" office:value="12530.7" calcext:value-type="float">
            <text:p>12530,7</text:p>
          </table:table-cell>
          <table:table-cell table:formula="of:=AVERAGE([.F2:.F11])" office:value-type="float" office:value="66.3" calcext:value-type="float">
            <text:p>66,3</text:p>
          </table:table-cell>
          <table:table-cell table:formula="of:=SUM([.G2:.G11])/10" office:value-type="float" office:value="229.0321347476" calcext:value-type="float">
            <text:p>229,0321347476</text:p>
          </table:table-cell>
          <table:table-cell table:formula="of:=SUM([.H2:.H11])/10" office:value-type="float" office:value="12.350399994867" calcext:value-type="float">
            <text:p>12,3503999949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498332936413432" calcext:value-type="float">
            <text:p>0,4983329364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12.5" calcext:value-type="float">
            <text:p>5812,5</text:p>
          </table:table-cell>
          <table:table-cell table:formula="of:=AVERAGE([.G18:.G27])" office:value-type="float" office:value="50.2" calcext:value-type="float">
            <text:p>50,2</text:p>
          </table:table-cell>
          <table:table-cell/>
          <table:table-cell office:value-type="float" office:value="5731" calcext:value-type="float">
            <text:p>5731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table:formula="of:=12597-SUM([.E18:.G18])" office:value-type="float" office:value="6785" calcext:value-type="float">
            <text:p>6785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6.1" calcext:value-type="float">
            <text:p>16,1</text:p>
          </table:table-cell>
          <table:table-cell table:formula="of:=AVERAGE([.H18:.H27])" office:value-type="float" office:value="6718.2" calcext:value-type="float">
            <text:p>6718,2</text:p>
          </table:table-cell>
          <table:table-cell/>
          <table:table-cell office:value-type="float" office:value="5832" calcext:value-type="float">
            <text:p>5832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table:formula="of:=12597-SUM([.E19:.G19])" office:value-type="float" office:value="6686" calcext:value-type="float">
            <text:p>6686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25" calcext:value-type="float">
            <text:p>5825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12597-SUM([.E20:.G20])" office:value-type="float" office:value="6734" calcext:value-type="float">
            <text:p>673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12.5" calcext:value-type="float">
            <text:p>5812,5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18" calcext:value-type="float">
            <text:p>18</text:p>
          </table:table-cell>
          <table:table-cell office:value-type="float" office:value="131" calcext:value-type="float">
            <text:p>131</text:p>
          </table:table-cell>
          <table:table-cell table:formula="of:=12597-SUM([.E21:.G21])" office:value-type="float" office:value="6715" calcext:value-type="float">
            <text:p>6715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6.1" calcext:value-type="float">
            <text:p>16,1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formula="of:=12597-SUM([.E22:.G22])" office:value-type="float" office:value="6749" calcext:value-type="float">
            <text:p>6749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50.2" calcext:value-type="float">
            <text:p>50,2</text:p>
          </table:table-cell>
          <table:table-cell table:number-columns-repeated="2"/>
          <table:table-cell office:value-type="float" office:value="5950" calcext:value-type="float">
            <text:p>5950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formula="of:=12597-SUM([.E23:.G23])" office:value-type="float" office:value="6602" calcext:value-type="float">
            <text:p>6602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8.2" calcext:value-type="float">
            <text:p>6718,2</text:p>
          </table:table-cell>
          <table:table-cell table:number-columns-repeated="2"/>
          <table:table-cell office:value-type="float" office:value="5891" calcext:value-type="float">
            <text:p>5891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table:formula="of:=12597-SUM([.E24:.G24])" office:value-type="float" office:value="6629" calcext:value-type="float">
            <text:p>662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68" calcext:value-type="float">
            <text:p>5768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formula="of:=12597-SUM([.E25:.G25])" office:value-type="float" office:value="6759" calcext:value-type="float">
            <text:p>6759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80" calcext:value-type="float">
            <text:p>578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formula="of:=12597-SUM([.E26:.G26])" office:value-type="float" office:value="6768" calcext:value-type="float">
            <text:p>6768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07" calcext:value-type="float">
            <text:p>580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12597-SUM([.E27:.G27])" office:value-type="float" office:value="6755" calcext:value-type="float">
            <text:p>6755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4736842105263" calcext:value-type="float">
            <text:p>0,9947368421</text:p>
          </table:table-cell>
          <table:table-cell table:number-columns-repeated="2"/>
          <table:table-cell table:formula="of:=SUM([.E18:.E27])/10" office:value-type="float" office:value="5812.5" calcext:value-type="float">
            <text:p>5812,5</text:p>
          </table:table-cell>
          <table:table-cell table:formula="of:=SUM([.F18:.F27])/10" office:value-type="float" office:value="16.1" calcext:value-type="float">
            <text:p>16,1</text:p>
          </table:table-cell>
          <table:table-cell table:formula="of:=SUM([.G18:.G27])/10" office:value-type="float" office:value="50.2" calcext:value-type="float">
            <text:p>50,2</text:p>
          </table:table-cell>
          <table:table-cell table:formula="of:=SUM([.H18:.H27])/10" office:value-type="float" office:value="6718.2" calcext:value-type="float">
            <text:p>6718,2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526315789473684" calcext:value-type="float">
            <text:p>0,00526315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1437392327767" calcext:value-type="float">
            <text:p>0,99143739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609254116983" calcext:value-type="float">
            <text:p>0,997609254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22:17:58.50797442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5M14S</meta:editing-duration>
    <meta:editing-cycles>12</meta:editing-cycles>
    <meta:generator>LibreOffice/5.1.6.2$Linux_X86_64 LibreOffice_project/10m0$Build-2</meta:generator>
    <dc:date>2018-01-21T22:20:30.043961134</dc:date>
    <meta:document-statistic meta:table-count="1" meta:cell-count="177" meta:object-count="0"/>
  </office:meta>
</office:document-meta>
</file>